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71.8pt"/>
    </style:style>
    <style:style style:name="co5" style:family="table-column">
      <style:table-column-properties fo:break-before="auto" style:column-width="90.71pt"/>
    </style:style>
    <style:style style:name="co6" style:family="table-column">
      <style:table-column-properties fo:break-before="auto" style:column-width="12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12]" office:value-type="currency" office:currency="USD" office:value="6.37" calcext:value-type="currency">
            <text:p>$6.37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19.11" calcext:value-type="currency">
            <text:p>$19.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11]" office:value-type="currency" office:currency="USD" office:value="4.43" calcext:value-type="currency">
            <text:p>$4.43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4.43" calcext:value-type="currency">
            <text:p>$4.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Judge Cabl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imer Cabl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83.55" calcext:value-type="currency">
            <text:p>$83.55</text:p>
          </table:table-cell>
          <table:table-cell/>
        </table:table-row>
      </table:table>
      <table:table table:name="Judge Trigger Box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and 4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6" calcext:value-type="float">
            <text:p>6</text:p>
          </table:table-cell>
          <table:table-cell table:formula="of:=[.G5]*[.H5]" office:value-type="currency" office:currency="USD" office:value="3.36" calcext:value-type="currency">
            <text:p>$3.36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PBH2UEEKZXNAG1RBLK</text:p>
          </table:table-cell>
          <table:table-cell office:value-type="string" calcext:value-type="string">
            <text:p>P281B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float" office:value="2" calcext:value-type="float">
            <text:p>2</text:p>
          </table:table-cell>
          <table:table-cell table:formula="of:=[.G6]*[.H6]" office:value-type="currency" office:currency="USD" office:value="0.36" calcext:value-type="currency">
            <text:p>$0.36</text:p>
          </table:table-cell>
          <table:table-cell office:value-type="string" calcext:value-type="string">
            <text:p>https://www.mouser.com/ProductDetail/Electroswitch/P281B?qs=sGAEpiMZZMvxtGF7dlGNpmu8uOSqwbij9Oy%252bKYpdML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DIP Socket</text:p>
          </table:table-cell>
          <table:table-cell office:value-type="string" calcext:value-type="string">
            <text:p>Encoder Socket</text:p>
          </table:table-cell>
          <table:table-cell office:value-type="string" calcext:value-type="string">
            <text:p>2-1571552-4</text:p>
          </table:table-cell>
          <table:table-cell office:value-type="string" calcext:value-type="string">
            <text:p>TE</text:p>
          </table:table-cell>
          <table:table-cell office:value-type="currency" office:currency="USD" office:value="1.02" calcext:value-type="currency">
            <text:p>$1.02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1.02" calcext:value-type="currency">
            <text:p>$1.02</text:p>
          </table:table-cell>
          <table:table-cell office:value-type="string" calcext:value-type="string">
            <text:p>https://www.mouser.com/ProductDetail/TE-Connectivity-AMP/2-1571552-4?qs=sGAEpiMZZMs%2fSh%2fkjph1tvt1%2fmEPT%2fXoO4lEvi3J8NI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0])" office:value-type="currency" office:currency="USD" office:value="6.37" calcext:value-type="currency">
            <text:p>$6.37</text:p>
          </table:table-cell>
          <table:table-cell/>
        </table:table-row>
      </table:table>
      <table:table table:name="Timer Box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Round Control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5]*[.H5]" office:value-type="currency" office:currency="USD" office:value="2.8" calcext:value-type="currency">
            <text:p>$2.80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table:formula="of:=[.H5]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4.43" calcext:value-type="currency">
            <text:p>$4.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20:29:44.421376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4-10T21:20:19.598768617</dc:date>
    <dc:creator>David Wright</dc:creator>
    <meta:editing-duration>PT14H8M16S</meta:editing-duration>
    <meta:editing-cycles>21</meta:editing-cycles>
    <meta:generator>LibreOffice/6.0.2.1$MacOSX_X86_64 LibreOffice_project/f7f06a8f319e4b62f9bc5095aa112a65d2f3ac89</meta:generator>
    <meta:document-statistic meta:table-count="3" meta:cell-count="215" meta:object-count="0"/>
  </office:meta>
</office:document-meta>
</file>